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408cm"/>
    </style:style>
    <style:style style:name="co3" style:family="table-column">
      <style:table-column-properties fo:break-before="auto" style:column-width="3.942cm"/>
    </style:style>
    <style:style style:name="co5" style:family="table-column">
      <style:table-column-properties fo:break-before="auto" style:column-width="2.566cm"/>
    </style:style>
    <style:style style:name="co6" style:family="table-column">
      <style:table-column-properties fo:break-before="auto" style:column-width="9.28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09"/>
    <style:style style:name="ce5" style:family="table-cell" style:parent-style-name="Default" style:data-style-name="N108"/>
  </office:automatic-styles>
  <office:body>
    <office:spreadsheet>
      <table:calculation-settings table:case-sensitive="false" table:search-criteria-must-apply-to-whole-cell="false"/>
      <table:table table:name="hw_config" table:style-name="ta3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#define x_steps_unit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X stepper motor configuration: steps per rev.</text:p>
          </table:table-cell>
          <table:table-cell table:number-columns-repeated="1020"/>
        </table:table-row>
        <table:table-row table:style-name="ro2">
          <table:table-cell office:value-type="string">
            <text:p>#define x_screw_pitch</text:p>
          </table:table-cell>
          <table:table-cell table:style-name="ce3" office:value-type="float" office:value="1.27">
            <text:p>1,27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define x_screw_pulley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// used to transfer torque from stepper motor to screw with reduction</text:p>
          </table:table-cell>
          <table:table-cell table:number-columns-repeated="1020"/>
        </table:table-row>
        <table:table-row table:style-name="ro2">
          <table:table-cell office:value-type="string">
            <text:p>#define x_motor_pulley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define encoder_resolution</text:p>
          </table:table-cell>
          <table:table-cell table:formula="of:=1800*2" office:value-type="float" office:value="3600">
            <text:p>3600</text:p>
          </table:table-cell>
          <table:table-cell table:number-columns-repeated="1022"/>
        </table:table-row>
        <table:table-row table:style-name="ro2">
          <table:table-cell office:value-type="string">
            <text:p>#define async_spindle_resolution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// timer is set to 30000hz</text:p>
          </table:table-cell>
          <table:table-cell table:number-columns-repeated="1020"/>
        </table:table-row>
        <table:table-row table:style-name="ro2">
          <table:table-cell office:value-type="string">
            <text:p>#define z_steps_unit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Z stepper motor configuration: steps per rev.</text:p>
          </table:table-cell>
          <table:table-cell table:number-columns-repeated="1020"/>
        </table:table-row>
        <table:table-row table:style-name="ro2">
          <table:table-cell office:value-type="string">
            <text:p>#define z_screw_pitch</text:p>
          </table:table-cell>
          <table:table-cell office:value-type="float" office:value="2.5">
            <text:p>2,5</text:p>
          </table:table-cell>
          <table:table-cell table:number-columns-repeated="1022"/>
        </table:table-row>
        <table:table-row table:style-name="ro2">
          <table:table-cell office:value-type="string">
            <text:p>#define hzminps_z</text:p>
          </table:table-cell>
          <table:table-cell table:formula="of:=([.B8]*60*[.B10]/[.B9])*convert_value_to_2210" office:value-type="float" office:value="11520000">
            <text:p>11520000</text:p>
          </table:table-cell>
          <table:table-cell table:number-columns-repeated="1022"/>
        </table:table-row>
        <table:table-row table:style-name="ro2">
          <table:table-cell office:value-type="string">
            <text:p>#define rev_to_delay</text:p>
          </table:table-cell>
          <table:table-cell table:style-name="ce4" table:formula="of:=[.B7]/([.B9]/[.B10])*POWER(2;16)*POWER(2;16)" office:value-type="float" office:value="96636764160">
            <text:p>96636764160,0</text:p>
          </table:table-cell>
          <table:table-cell/>
          <table:table-cell office:value-type="string">
            <text:p>//8.24 format: encoder_resolution/(z_steps_unit/z_screw_pitch)*16777216</text:p>
          </table:table-cell>
          <table:table-cell table:number-columns-repeated="1020"/>
        </table:table-row>
        <table:table-row table:style-name="ro2">
          <table:table-cell/>
          <table:table-cell table:formula="of:=[.B7]/([.B9]/[.B10])" office:value-type="float" office:value="22.5">
            <text:p>22,5</text:p>
          </table:table-cell>
          <table:table-cell table:number-columns-repeated="1022"/>
        </table:table-row>
        <table:table-row table:style-name="ro2">
          <table:table-cell office:value-type="string">
            <text:p>#define z_to_x_factor2210</text:p>
          </table:table-cell>
          <table:table-cell table:formula="of:=convert_value_to_2210*[.B1]*[.B4]/[.B5]/[.B2]/([.B9]/[.B10])" office:value-type="float" office:value="7685.03937007874">
            <text:p>7685,0393700787</text:p>
          </table:table-cell>
          <table:table-cell/>
          <table:table-cell office:value-type="string">
            <text:p>1024*x_steps_unit*x_screw_pulley/x_motor_pulley/x_screw_pitch/(z_steps_unit/z_screw_pitch)</text:p>
          </table:table-cell>
          <table:table-cell table:number-columns-repeated="1020"/>
        </table:table-row>
        <table:table-row table:style-name="ro2">
          <table:table-cell office:value-type="string">
            <text:p>z_to_x_factor(float):</text:p>
          </table:table-cell>
          <table:table-cell table:formula="of:=[.B1]*[.B4]/[.B5]/[.B2]/([.B9]/[.B10])" office:value-type="float" office:value="7.50492125984252">
            <text:p>7,5049212598</text:p>
          </table:table-cell>
          <table:table-cell table:number-columns-repeated="1022"/>
        </table:table-row>
        <table:table-row table:style-name="ro2">
          <table:table-cell office:value-type="string">
            <text:p>#define convert_value_to_2210</text:p>
          </table:table-cell>
          <table:table-cell table:formula="of:=1024" office:value-type="float" office:value="1024">
            <text:p>10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#define ellipse_total_steps2210</text:p>
          </table:table-cell>
          <table:table-cell table:formula="of:=SQRT(1 + z_to_x_factor*z_to_x_factor)*convert_value_to_2210" office:value-type="float" office:value="7752.96111944722">
            <text:p>7752,9611194472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define z_to_x_ellipse_equator2210</text:p>
          </table:table-cell>
          <table:table-cell table:formula="of:=convert_value_to_2210*z_to_x_factor*z_to_x_factor*SQRT(1+z_to_x_factor*z_to_x_factor)/(1+z_to_x_factor*z_to_x_factor)" office:value-type="float" office:value="7617.71266613435">
            <text:p>7617,7126661344</text:p>
          </table:table-cell>
          <table:table-cell/>
          <table:table-cell office:value-type="string">
            <text:p>equator = z_to_x_factor*z_to_x_factor*sqrt(1+z_to_x_factor*z_to_x_factor)/(1+z_to_x_factor*z_to_x_factor)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#define ellipse_arc_len_factor2210</text:p>
          </table:table-cell>
          <table:table-cell table:formula="of:=convert_value_to_2210*2*SQRT((1+z_to_x_factor*z_to_x_factor)/8)" office:value-type="float" office:value="5482.17138183678">
            <text:p>5482,1713818368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#define len_to_arc_factor2210</text:p>
          </table:table-cell>
          <table:table-cell table:formula="of:=PI()/2/SQRT(2)" office:value-type="float" office:value="1.11072073453959">
            <text:p>1,1107207345</text:p>
          </table:table-cell>
          <table:table-cell/>
          <table:table-cell table:formula="of:=PI()/2/SQRT(2)" office:value-type="float" office:value="1.11072073453959">
            <text:p>1,1107207345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#define len_to_feed824</text:p>
          </table:table-cell>
          <table:table-cell table:style-name="ce5" table:formula="of:=[.B8]*60/([.B9]/[.B10])*POWER(2;16)*[.B21]" office:value-type="float" office:value="818912183.16135">
            <text:p>818912183,16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4933">
            <text:p>449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5448">
            <text:p>45448</text:p>
          </table:table-cell>
          <table:table-cell table:formula="of:=[.B24]-[.B23]" office:value-type="float" office:value="515">
            <text:p>515</text:p>
          </table:table-cell>
          <table:table-cell/>
          <table:table-cell office:value-type="float" office:value="1976519168">
            <text:p>1976519168</text:p>
          </table:table-cell>
          <table:table-cell table:formula="of:=[.E24]/1024" office:value-type="float" office:value="1930194.5">
            <text:p>1930194,5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float" office:value="1929552">
            <text:p>192955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" table:formula="of:=150994944000*[.B21]" office:value-type="float" office:value="167713215111.444">
            <text:p>167713215111,44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formula="of:=1800000/200" office:value-type="float" office:value="9000">
            <text:p>90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5" table:formula="of:=[.E29]*POWER(2;24)*[.B21]" office:value-type="float" office:value="167713215111.444">
            <text:p>167713215111,444</text:p>
          </table:table-cell>
          <table:table-cell table:number-columns-repeated="1019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2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Лист3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convert_value_to_2210" table:base-cell-address="$hw_config.$A$1" table:cell-range-address="hw_config.$B$16"/>
        <table:named-range table:name="z_to_x_factor" table:base-cell-address="$hw_config.$A$1" table:cell-range-address="hw_config.$B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7">17.01.2021</text:date>, <text:time>22:41:0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meta:initial-creator>Пользователь Windows</meta:initial-creator>
    <dc:creator>Сергей Таранов</dc:creator>
    <meta:creation-date>2020-03-15T17:04:15Z</meta:creation-date>
    <dc:date>2021-01-17T22:41:02.73</dc:date>
    <meta:editing-duration>P1DT1H23M23S</meta:editing-duration>
    <meta:editing-cycles>2</meta:editing-cycles>
    <meta:document-statistic meta:table-count="3" meta:cell-count="54" meta:object-count="0"/>
  </office:meta>
</office:document-meta>
</file>